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3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3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307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 1" draw:style-name="gr1" draw:text-style-name="P1" svg:width="4.2472in" svg:height="1.0417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3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5-11-01" calcext:value-type="date">
            <text:p>11/01/25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5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date" office:date-value="2025-10-25" calcext:value-type="date">
            <text:p>10/25/25</text:p>
          </table:table-cell>
          <table:table-cell table:style-name="ce12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calcext:value-type="string">
            <text:p>--</text:p>
          </table:table-cell>
          <table:table-cell table:style-name="ce3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calcext:value-type="string">
            <text:p>Total</text:p>
          </table:table-cell>
          <table:table-cell table:style-name="ce34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35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10-19T17:50:28.385712882</dc:date>
    <meta:editing-cycles>51</meta:editing-cycles>
    <meta:editing-duration>PT1H44M21S</meta:editing-duration>
    <meta:generator>LibreOffice/7.4.7.2$Linux_AARCH64 LibreOffice_project/40$Build-2</meta:generator>
    <meta:document-statistic meta:table-count="1" meta:cell-count="31" meta:object-count="1"/>
  </office:meta>
</office:document-meta>
</file>